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line-height="150%" fo:text-align="justify" fo:text-align-last="justify" style:justify-single-word="false" fo:background-color="transparent" style:shadow="none"/>
      <style:text-properties style:font-name="Ubuntu" fo:font-size="14pt" officeooo:rsid="00010e7a" officeooo:paragraph-rsid="00010e7a" style:font-size-asian="14pt" style:font-size-complex="14pt"/>
    </style:style>
    <style:style style:name="P2" style:family="paragraph" style:parent-style-name="Standard">
      <loext:graphic-properties draw:fill="none"/>
      <style:paragraph-properties fo:line-height="150%" fo:text-align="justify" fo:text-align-last="justify" style:justify-single-word="false" fo:background-color="transparent" style:shadow="none"/>
      <style:text-properties style:font-name="Ubuntu" fo:font-size="14pt" officeooo:rsid="00010e7a" officeooo:paragraph-rsid="000276a1" style:font-size-asian="14pt" style:font-size-complex="14pt"/>
    </style:style>
    <style:style style:name="P3" style:family="paragraph" style:parent-style-name="Standard" style:list-style-name="L1">
      <loext:graphic-properties draw:fill="none"/>
      <style:paragraph-properties fo:line-height="150%" fo:text-align="justify" fo:text-align-last="justify" style:justify-single-word="false" fo:background-color="transparent" style:shadow="none"/>
      <style:text-properties style:font-name="Ubuntu" fo:font-size="14pt" officeooo:rsid="00010e7a" officeooo:paragraph-rsid="000276a1" style:font-size-asian="14pt" style:font-size-complex="14pt"/>
    </style:style>
    <style:style style:name="P4" style:family="paragraph" style:parent-style-name="Standard">
      <loext:graphic-properties draw:fill="none"/>
      <style:paragraph-properties fo:line-height="150%" fo:text-align="justify" fo:text-align-last="justify" style:justify-single-word="false" fo:background-color="transparent" style:shadow="none"/>
      <style:text-properties style:font-name="Ubuntu" fo:font-size="14pt" officeooo:rsid="000276a1" officeooo:paragraph-rsid="000276a1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line-height="150%" fo:text-align="center" style:justify-single-word="false" style:page-number="auto" fo:background-color="transparent" style:shadow="none"/>
      <style:text-properties style:font-name="Ubuntu" fo:font-size="14pt" officeooo:rsid="00010e7a" officeooo:paragraph-rsid="00010e7a" style:font-size-asian="14pt" style:font-size-complex="14pt"/>
    </style:style>
    <style:style style:name="T1" style:family="text">
      <style:text-properties officeooo:rsid="000276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76a1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Как создать исполняемый файл для Linux</text:p>
      <text:p text:style-name="P1">0)Перейти в папку, где расположен файл main.py и удаляем из этой директории папки <text:span text:style-name="T2">build</text:span> и <text:span text:style-name="T2">dist</text:span> (если эти папки существуют).</text:p>
      <text:p text:style-name="P1">1)Перейти через консоль в папку, где расположен файл main.py(точка запуска программы).</text:p>
      <text:p text:style-name="P1">2)Ввести команду “<text:span text:style-name="T2">pyinstaller main.py</text:span>”. После этого рядом с файлом main.py появятся две папки : <text:span text:style-name="T2">build</text:span> и <text:span text:style-name="T2">dist</text:span>.</text:p>
      <text:p text:style-name="P2">3)Перейти в папку, где находиться исполняемый файл для Linux(<text:span text:style-name="T2">./dist/main/</text:span><text:span text:style-name="T1">). <text:s/>Создать папку </text:span><text:span text:style-name="T3">face_recognition_models</text:span><text:span text:style-name="T1"> и перейти в эту папку. Создать папку </text:span><text:span text:style-name="T3">models</text:span><text:span text:style-name="T1"> и перейти в эту папку. Внутрь папки <text:s/></text:span><text:span text:style-name="T3">models</text:span><text:span text:style-name="T1"> положить следующие файлы:</text:span></text:p>
      <text:list xml:id="list38471754" text:style-name="L1">
        <text:list-item>
          <text:p text:style-name="P3">dlib_face_recognition_resnet_model_v1.dat</text:p>
        </text:list-item>
        <text:list-item>
          <text:p text:style-name="P3">mmod_human_face_detector.dat</text:p>
        </text:list-item>
        <text:list-item>
          <text:p text:style-name="P3">shape_predictor_5_face_landmarks.dat</text:p>
        </text:list-item>
        <text:list-item>
          <text:p text:style-name="P3">shape_predictor_68_face_landmarks.dat</text:p>
        </text:list-item>
      </text:list>
      <text:p text:style-name="P4">4)Рядом с исполняемым файлом создать папку storage (для хранения фогорафий).</text:p>
      <text:p text:style-name="P4">5)Теперь можно запускать исполняемый фай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21:16:32.618085370</meta:creation-date>
    <dc:date>2020-10-13T21:41:56.215655980</dc:date>
    <meta:editing-duration>PT5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08" meta:character-count="848" meta:non-whitespace-character-count="753"/>
  </office:meta>
</office:document-meta>
</file>